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cb3c" officeooo:paragraph-rsid="0006cb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cb3c" officeooo:paragraph-rsid="0006cb3c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06cb3c" officeooo:paragraph-rsid="0006cb3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cb3c" officeooo:paragraph-rsid="000809e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6bff" officeooo:paragraph-rsid="00076bf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6cb3c"/>
    </style:style>
    <style:style style:name="P8" style:family="paragraph" style:parent-style-name="Standard">
      <style:paragraph-properties fo:text-align="start" style:justify-single-word="false"/>
      <style:text-properties officeooo:paragraph-rsid="00076bff"/>
    </style:style>
    <style:style style:name="P9" style:family="paragraph" style:parent-style-name="Standard">
      <style:paragraph-properties fo:text-align="start" style:justify-single-word="false"/>
      <style:text-properties officeooo:rsid="00076bff" officeooo:paragraph-rsid="00076bff"/>
    </style:style>
    <style:style style:name="P10" style:family="paragraph" style:parent-style-name="Standard">
      <style:paragraph-properties fo:text-align="start" style:justify-single-word="false"/>
      <style:text-properties fo:font-style="italic" officeooo:paragraph-rsid="00076bff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76bff" officeooo:paragraph-rsid="00076bf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c1ffd" officeooo:paragraph-rsid="000c1ffd" style:font-weight-asian="bold" style:font-weight-complex="bold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cb3c" style:font-weight-asian="normal" style:font-weight-complex="normal"/>
    </style:style>
    <style:style style:name="T3" style:family="text">
      <style:text-properties fo:font-weight="normal" officeooo:rsid="00076bf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6bff" style:font-weight-asian="bold" style:font-weight-complex="bold"/>
    </style:style>
    <style:style style:name="T6" style:family="text">
      <style:text-properties fo:font-weight="bold" officeooo:rsid="0006cb3c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6cb3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76bff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76bff" fo:background-color="#ffffff" loext:char-shading-value="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076bff" style:font-style-asian="italic" style:font-weight-asian="bold" style:font-style-complex="italic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76bf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language="en" fo:country="US" officeooo:rsid="000809e4"/>
    </style:style>
    <style:style style:name="T18" style:family="text">
      <style:text-properties officeooo:rsid="0008b6bd"/>
    </style:style>
    <style:style style:name="T19" style:family="text">
      <style:text-properties officeooo:rsid="0008c456"/>
    </style:style>
    <style:style style:name="T20" style:family="text">
      <style:text-properties officeooo:rsid="000938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plicate Management</text:p>
      <text:p text:style-name="P1"/>
      <text:p text:style-name="P3"/>
      <text:p text:style-name="P4">The Salesforce Duplicate Management feature consists of <text:span text:style-name="Strong_20_Emphasis">Matching Rules</text:span> and <text:span text:style-name="Strong_20_Emphasis">Duplicate Rules</text:span>.</text:p>
      <text:list text:style-name="L1">
        <text:list-item>
          <text:p text:style-name="P13"><text:span text:style-name="Strong_20_Emphasis">Matching rule</text:span>: Consists of criteria to identify duplicate records. Salesforce comes with three standard rules: one for business accounts, one for contacts and leads and one for person accounts.</text:p>
        </text:list-item>
      </text:list>
      <text:list text:style-name="L2">
        <text:list-item>
          <text:p text:style-name="P14"><text:span text:style-name="Strong_20_Emphasis">Duplicate rule</text:span>: Determines in what situations the matching rule is applied and what should happen when a duplicate is found using the matching rule.</text:p>
        </text:list-item>
      </text:list>
      <text:p text:style-name="P3"/>
      <text:p text:style-name="P7"><text:span text:style-name="T2"><text:tab/><text:tab/></text:span>Duplicate rules can trigger two possible outcomes:</text:p>
      <text:list text:style-name="L3">
        <text:list-item>
          <text:list>
            <text:list-item>
              <text:list>
                <text:list-item>
                  <text:p text:style-name="P15">an <text:span text:style-name="Strong_20_Emphasis">alert</text:span> for the user creating a duplicate</text:p>
                </text:list-item>
                <text:list-item>
                  <text:p text:style-name="P15"><text:span text:style-name="Strong_20_Emphasis">block</text:span> the creation of a duplicate record</text:p>
                  <text:p text:style-name="P15"/>
                </text:list-item>
              </text:list>
            </text:list-item>
          </text:list>
        </text:list-item>
      </text:list>
      <text:p text:style-name="P8"><text:span text:style-name="T2">Recently, Salesforce has improved </text:span><text:span text:style-name="T6">Duplicate Management with a batch process</text:span><text:span text:style-name="T9"> </text:span><text:span text:style-name="T10">(is available for users on </text:span><text:a xlink:type="simple" xlink:href="https://help.salesforce.com/articleView?id=duplicate_jobs.htm&amp;type=5" office:target-frame-name="_blank" xlink:show="new" text:style-name="Internet_20_link" text:visited-style-name="Visited_20_Internet_20_Link"><text:span text:style-name="T11">‘Performance’ and ‘Unlimited’ editions</text:span></text:a><text:span text:style-name="T10"> of Salesforce )</text:span></text:p>
      <text:p text:style-name="P3"/>
      <text:p text:style-name="P8"><text:span text:style-name="T5">Issues with standard SFD tool</text:span><text:span text:style-name="T3"><text:line-break/><text:tab/></text:span>You don’t want to lose any data.</text:p>
      <text:p text:style-name="P6"><text:tab/><text:tab/><text:span text:style-name="T7">Salesforce only alerts when a duplicate is created by a manual insert. For all other entry <text:tab/><text:tab/>methods, Salesforce will block the insert of a duplicate. </text:span></text:p>
      <text:p text:style-name="P8"><text:span text:style-name="T10"><text:tab/></text:span><text:span text:style-name="T13">You need to batch deduplicate other objects than Lead, Contact and (Person) Account.</text:span></text:p>
      <text:p text:style-name="P8"><text:span text:style-name="T10"><text:tab/><text:tab/></text:span><text:span text:style-name="T7">if you want to batch process cases, opportunities or custom objects, you’ll need to look <text:tab/><text:tab/><text:tab/>further. </text:span></text:p>
      <text:p text:style-name="P8"><text:span text:style-name="T10"><text:tab/></text:span><text:span text:style-name="T14">You need to process large amounts of data.</text:span></text:p>
      <text:p text:style-name="P8"><text:span text:style-name="T14"><text:tab/><text:tab/></text:span><text:span text:style-name="T8">Compare and Merge Not Supported for Custom Objects<text:line-break/><text:tab/><text:tab/></text:span><text:span text:style-name="T10">Jobs rewrite result of each other<text:line-break/><text:tab/><text:tab/>Job can fail</text:span></text:p>
      <text:p text:style-name="P8"><text:span text:style-name="T10"><text:tab/><text:tab/>You need to </text:span><text:span text:style-name="T12">manually process</text:span><text:span text:style-name="T10"> all found duplicate pairs  </text:span></text:p>
      <text:p text:style-name="P10"><text:span text:style-name="T1"><text:tab/><text:tab/></text:span><text:a xlink:type="simple" xlink:href="https://help.salesforce.com/s/articleView?id=sf.duplicate_jobs_considerations.htm&amp;type=5" text:style-name="Internet_20_link" text:visited-style-name="Visited_20_Internet_20_Link"><text:span text:style-name="T1">https://help.salesforce.com/s/articleView?id=sf.duplicate_jobs_considerations.htm&amp;type=5</text:span></text:a></text:p>
      <text:p text:style-name="P8"><text:span text:style-name="T8"><text:tab/></text:span><text:span text:style-name="T1">You need a cross-object </text:span><text:span text:style-name="T4">batch</text:span><text:span text:style-name="T1"> process.</text:span></text:p>
      <text:p text:style-name="P8"><text:span text:style-name="T8"><text:tab/><text:tab/>batch jobs are restricted to </text:span><text:span text:style-name="T10">cross object (only mannual)</text:span></text:p>
      <text:p text:style-name="P8"><text:span text:style-name="T10"><text:tab/></text:span><text:span text:style-name="T14">You need to automatically process duplicates.<text:line-break/><text:tab/><text:tab/></text:span><text:span text:style-name="T10">batch can’t merge only show results<text:line-break/></text:span><text:span text:style-name="T15"><text:tab/>You can’t merge more then 3 records at once</text:span><text:span text:style-name="T10"><text:line-break/></text:span></text:p>
      <text:p text:style-name="P9"><text:span text:style-name="T8"><text:tab/><text:line-break/></text:span><text:span text:style-name="T16">Limits</text:span></text:p>
      <text:p text:style-name="P11"><text:tab/>You can include up to three matching rules in each duplicate rule, and up to five active matching rules per object. </text:p>
      <text:p text:style-name="P3"/>
      <text:p text:style-name="P5"><text:line-break/>---<text:line-break/><text:span text:style-name="T4">Duplicate Rules</text:span><text:line-break/><text:tab/>- <text:span text:style-name="T17">Name &amp; Object<text:line-break/><text:tab/>- Record Level Security – enforce or bypass sharing rules<text:line-break/></text:span><text:soft-page-break/><text:span text:style-name="T17"><text:tab/>- Actions <text:line-break/><text:tab/><text:tab/>Create or Edit<text:line-break/><text:tab/><text:tab/>Allow or Block <text:line-break/><text:tab/><text:tab/>Alert (prevent API creation/update)<text:line-break/><text:tab/><text:tab/>Just report<text:line-break/><text:line-break/><text:tab/>- Matching Rules<text:line-break/><text:tab/><text:tab/>up to 3 Matching rules<text:line-break/><text:tab/><text:tab/>compare with diff objects<text:line-break/><text:tab/><text:tab/>field mapping<text:line-break/><text:line-break/><text:tab/>Conditions – to run dedup by condition</text:span></text:p>
      <text:p text:style-name="P2"/>
      <text:p text:style-name="P2"/>
      <text:p text:style-name="P2">Duplicate Record Items</text:p>
      <text:p text:style-name="P3"><text:tab/><text:span text:style-name="T18">all dup matching stored in DRI <text:line-break/><text:tab/>DRI grouped in Duplicate Record Set (by matching rule)<text:line-break/><text:tab/>just show that duplicate worked and when it was created – no info about create or update no info about matching rule etc (primitive)<text:line-break/><text:tab/></text:span><text:span text:style-name="T19">can </text:span><text:span text:style-name="T20">be </text:span><text:span text:style-name="T19">use</text:span><text:span text:style-name="T20">d</text:span><text:span text:style-name="T19"> in report (by Custom Report type)</text:span><text:span text:style-name="T18"><text:line-break/><text:tab/></text:span></text:p>
      <text:p text:style-name="P3"><text:line-break/></text:p>
      <text:p text:style-name="P12">Duplicate Job<text:line-break/>https://help.salesforce.com/s/articleView?id=sf.duplicate_jobs_run_and_manage.htm&amp;type=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07:37:48.330000000</meta:creation-date>
    <meta:generator>LibreOffice/7.6.0.3$Windows_X86_64 LibreOffice_project/69edd8b8ebc41d00b4de3915dc82f8f0fc3b6265</meta:generator>
    <dc:date>2024-10-18T16:31:39.512000000</dc:date>
    <meta:editing-duration>PT7H41M24S</meta:editing-duration>
    <meta:editing-cycles>7</meta:editing-cycles>
    <meta:document-statistic meta:table-count="0" meta:image-count="0" meta:object-count="0" meta:page-count="2" meta:paragraph-count="27" meta:word-count="378" meta:character-count="2518" meta:non-whitespace-character-count="2095"/>
  </office:meta>
</office:document-meta>
</file>